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4.0pt"/>
    </style:style>
    <style:style style:name="P2" style:family="paragraph" style:parent-style-name="Standard">
      <style:text-properties style:font-name="Times" fo:font-size="14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Ванский Никита Андреевич</text:p>
          </table:table-cell>
        </table:table-row>
        <table:table-row>
          <table:table-cell table:style-name="TableCell1">
            <text:p text:style-name="P2"><text:span text:style-name="T1">Java</text:span></text:p>
          </table:table-cell>
        </table:table-row>
        <table:table-row>
          <table:table-cell table:style-name="TableCell1">
            <text:p text:style-name="P2">Что такое переопределение метода?</text:p>
          </table:table-cell>
          <table:table-cell table:style-name="TableCell1">
            <text:p text:style-name="P2">Предоставление подклассом собственной реализации метода, определенного в родительском классе. Используется аннотация @Override</text:p>
          </table:table-cell>
        </table:table-row>
        <table:table-row>
          <table:table-cell table:style-name="TableCell1">
            <text:p text:style-name="P2">Какие бывают виды классов?</text:p>
          </table:table-cell>
          <table:table-cell table:style-name="TableCell1">
            <text:p text:style-name="P2">Regular classes, abstract, nested (static, inner, local, anonymous), records (java 14), enums, interfaces</text:p>
          </table:table-cell>
        </table:table-row>
        <table:table-row>
          <table:table-cell table:style-name="TableCell1">
            <text:p text:style-name="P2">Как и зачем можно использовать модификатор final?</text:p>
          </table:table-cell>
          <table:table-cell table:style-name="TableCell1">
            <text:p text:style-name="P2">Переменные (значение нельзя изменить после инициализации), методы (нельзя переопределять), классы (нельзя наследовать).</text:p>
          </table:table-cell>
        </table:table-row>
        <table:table-row>
          <table:table-cell table:style-name="TableCell1">
            <text:p text:style-name="P2">Какие есть варианты использования ключевого слова try?</text:p>
          </table:table-cell>
          <table:table-cell table:style-name="TableCell1">
            <text:p text:style-name="P2">Try-catch, try-multiple-catch, try-catch-finally, try-with-resources (для закрытия ресурсов, реализующих AutoCloseable), try-finally</text:p>
          </table:table-cell>
        </table:table-row>
        <table:table-row>
          <table:table-cell table:style-name="TableCell1">
            <text:p text:style-name="P2">Какие есть стандартные реализации интерфейса List и в каких ситуациях их нужно использовать?</text:p>
          </table:table-cell>
          <table:table-cell table:style-name="TableCell1">
            <text:p text:style-name="P2">ArrayList на основе динамического массива, быстрая вставка и доступ по индексу, медленное удаление. LinkedList на основе двусвязного списка, быстрая вставка/удаление с начала или конца списка, чтение медленное. Vector - ArrayList, но для многопоточности. </text:p>
          </table:table-cell>
        </table:table-row>
        <table:table-row>
          <table:table-cell table:style-name="TableCell1">
            <text:p text:style-name="P2">В чём основная идея стримов из пакета java.util.stream?</text:p>
          </table:table-cell>
          <table:table-cell table:style-name="TableCell1">
            <text:p text:style-name="P2">Основная идея в декларативном стиле программирования, когда код описывает не как нужно сделать, а что. Улучшение читаемости + удойность в работе с коллекциями.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Каким критериям должна удовлетворять «хорошая» хэш-функция?</text:p>
          </table:table-cell>
          <table:table-cell table:style-name="TableCell1">
            <text:p text:style-name="P2">Для равных объектов - одинаковый хэш-код, минимальная вероятность коллизий</text:p>
          </table:table-cell>
        </table:table-row>
        <table:table-row>
          <table:table-cell table:style-name="TableCell1">
            <text:p text:style-name="P2">В чём причина популярности и широкого распространения кодировки UTF-8?</text:p>
          </table:table-cell>
          <table:table-cell table:style-name="TableCell1">
            <text:p text:style-name="P2">Поддерживает все символы Unicode, обратная совместимость с ASKII</text:p>
          </table:table-cell>
        </table:table-row>
        <table:table-row>
          <table:table-cell table:style-name="TableCell1">
            <text:p text:style-name="P2">Сравните форматы XML и JSON. Когда какой использовать?</text:p>
          </table:table-cell>
          <table:table-cell table:style-name="TableCell1">
            <text:p text:style-name="P2">XML - конфигурационные файлы, в случае, если важна строгая вариация по схемам, иерархическая структура данных. JSON - REST сервисы, легковесные структуры данных</text:p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Проверяется кэш браузера на наличие сохраненной копии страницы, запрос отправляется на DNS-сервер для преобразования доменного имени в IP. Устанавливается TCP соединение с сервером. <text:s/>Для HTTPS TLS-handshake. Браузер отправляет http запрос. Сервер обрабатывает запрос и отправляет ответ. Браузер рендерит полученную страницу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6</meta:generator>
  </office:meta>
</office:document-meta>
</file>